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sub 58%"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CI 112</text:p>
      <text:p text:style-name="P6">Wednesday, July 28, 2010</text:p>
      <text:p text:style-name="Standard"/>
      <text:p text:style-name="P8">Recursion</text:p>
      <text:p text:style-name="Standard"/>
      <text:p text:style-name="P1">Recursion<text:span text:style-name="T1"> – a method which calls itself in order to solve itself.</text:span></text:p>
      <text:p text:style-name="P1"><text:span text:style-name="T1"/></text:p>
      <text:p text:style-name="P2">Two Parts of Every Recursive Function</text:p>
      <text:p text:style-name="P2"><text:span text:style-name="T3"/></text:p>
      <text:list xml:id="list32222991" text:style-name="L1">
        <text:list-item>
          <text:p text:style-name="P3"><text:span text:style-name="T2">Recursive Call:</text:span><text:span text:style-name="T3"> the call to itself</text:span></text:p>
        </text:list-item>
        <text:list-item>
          <text:p text:style-name="P3"><text:span text:style-name="T2">Base:</text:span><text:span text:style-name="T3"> the anchor, under this condition, we do not recurse.</text:span></text:p>
        </text:list-item>
      </text:list>
      <text:p text:style-name="P2"><text:span text:style-name="T3"/></text:p>
      <text:p text:style-name="P2">Tips</text:p>
      <text:p text:style-name="P2"><text:span text:style-name="T3"/></text:p>
      <text:list xml:id="list32213138" text:style-name="L2">
        <text:list-item>
          <text:p text:style-name="P4"><text:span text:style-name="T3">Each recursive call must simplify the problem in some way.</text:span></text:p>
        </text:list-item>
        <text:list-item>
          <text:p text:style-name="P4"><text:span text:style-name="T3">Eventually the problem is so simple that there is a known solution.</text:span></text:p>
        </text:list-item>
      </text:list>
      <text:p text:style-name="P2"><text:span text:style-name="T3"/></text:p>
      <text:p text:style-name="P7"><text:span text:style-name="T5">Illustrating Recursion</text:span></text:p>
      <text:p text:style-name="P2"><text:span text:style-name="T7"/></text:p>
      <text:p text:style-name="P2"><text:span text:style-name="T7">Nearly any algorithm can be made recursive. <text:s/>The following code solves no problem, but illustrates recursion nicely.</text:span></text:p>
      <text:p text:style-name="P2"><text:span text:style-name="T7"/></text:p>
      <text:p text:style-name="P13"><text:span text:style-name="T7"/></text:p>
      <text:p text:style-name="P13"><text:span text:style-name="T7">static void deep(int level){</text:span></text:p>
      <text:p text:style-name="P13"><text:span text:style-name="T7"><text:tab/>System.out.println( "Entering level: " + level );</text:span></text:p>
      <text:p text:style-name="P13"><text:span text:style-name="T7"><text:tab/>if( level == 0 ){</text:span></text:p>
      <text:p text:style-name="P13"><text:span text:style-name="T7"><text:tab/><text:tab/>System.out.println( "Hit Bottom" );</text:span></text:p>
      <text:p text:style-name="P13"><text:span text:style-name="T7"><text:tab/><text:tab/>return;</text:span></text:p>
      <text:p text:style-name="P13"><text:span text:style-name="T7"><text:tab/>}</text:span></text:p>
      <text:p text:style-name="P13"><text:span text:style-name="T7"><text:tab/>deep( level - 1 );</text:span></text:p>
      <text:p text:style-name="P13"><text:span text:style-name="T7"><text:tab/>System.out.println( "Leaving: " + level );</text:span></text:p>
      <text:p text:style-name="P13"><text:span text:style-name="T7">}</text:span></text:p>
      <text:p text:style-name="P13"><text:span text:style-name="T7"/></text:p>
      <text:p text:style-name="P2"><text:span text:style-name="T3"/></text:p>
      <text:p text:style-name="P2">Tracing the algorithm:</text:p>
      <text:p text:style-name="P2"><text:span text:style-name="T3"/></text:p>
      <text:p text:style-name="P2"><text:span text:style-name="T3">Calling deep(3) runs as follows:</text:span></text:p>
      <text:p text:style-name="P13"><text:span text:style-name="T3"/></text:p>
      <text:p text:style-name="P13"><text:span text:style-name="T3">Entering level: 3</text:span></text:p>
      <text:p text:style-name="P13"><text:span text:style-name="T3">Entering level: 2</text:span></text:p>
      <text:p text:style-name="P13"><text:span text:style-name="T3">Entering level: 1</text:span></text:p>
      <text:p text:style-name="P13"><text:span text:style-name="T3">Entering level: 0</text:span></text:p>
      <text:p text:style-name="P13"><text:span text:style-name="T3">Hit Bottom</text:span></text:p>
      <text:p text:style-name="P13"><text:span text:style-name="T3">Leaving level: 1</text:span></text:p>
      <text:p text:style-name="P13"><text:span text:style-name="T3">Leaving level: 2</text:span></text:p>
      <text:p text:style-name="P13"><text:span text:style-name="T3">Leaving level: 3</text:span></text:p>
      <text:p text:style-name="P13"><text:soft-page-break/><text:span text:style-name="T3"/></text:p>
      <text:p text:style-name="P2"><text:span text:style-name="T3"/></text:p>
      <text:p text:style-name="P7">Recursing Forever</text:p>
      <text:p text:style-name="P9"/>
      <text:p text:style-name="P13"><text:span text:style-name="T3"/></text:p>
      <text:p text:style-name="P13"><text:span text:style-name="T3">void forever(){</text:span></text:p>
      <text:p text:style-name="P13"><text:span text:style-name="T3"><text:tab/>forever();</text:span></text:p>
      <text:p text:style-name="P13"><text:span text:style-name="T3">}</text:span></text:p>
      <text:p text:style-name="P13"><text:span text:style-name="T3"/></text:p>
      <text:p text:style-name="P16"><text:span text:style-name="T3"/></text:p>
      <text:p text:style-name="P7">Factorials</text:p>
      <text:p text:style-name="P13"><text:span text:style-name="T3"/></text:p>
      <text:p text:style-name="P13"><text:span text:style-name="T3">public int factorial(int n){</text:span></text:p>
      <text:p text:style-name="P13"><text:span text:style-name="T3"><text:tab/>if( n == 0 || n == 1 ){</text:span></text:p>
      <text:p text:style-name="P13"><text:span text:style-name="T3"><text:tab/><text:tab/>return 1;</text:span></text:p>
      <text:p text:style-name="P13"><text:span text:style-name="T3"><text:tab/>}</text:span></text:p>
      <text:p text:style-name="P13"><text:span text:style-name="T3"><text:tab/>return n*factorial(n-1);</text:span></text:p>
      <text:p text:style-name="P13"><text:span text:style-name="T3">}</text:span></text:p>
      <text:p text:style-name="P13"><text:span text:style-name="T3"/></text:p>
      <text:p text:style-name="P2"><text:span text:style-name="T3"/></text:p>
      <text:p text:style-name="P2"><text:span text:style-name="T3">This algorithm runs in </text:span><text:span text:style-name="T2">O(N)</text:span><text:span text:style-name="T3"> time.</text:span></text:p>
      <text:p text:style-name="P2"><text:span text:style-name="T3"/></text:p>
      <text:p text:style-name="P7">Fibonacci Sequence</text:p>
      <text:p text:style-name="P2"><text:span text:style-name="T3"/></text:p>
      <text:p text:style-name="P2"><text:span text:style-name="T2">First few Fibonacci numbers:</text:span></text:p>
      <text:p text:style-name="P13"><text:span text:style-name="T2"/></text:p>
      <text:p text:style-name="P14"><text:span text:style-name="T2">1 1 2 3 5 8 13 21 34 55</text:span></text:p>
      <text:p text:style-name="P14"><text:span text:style-name="T2"/></text:p>
      <text:p text:style-name="P5"><text:span text:style-name="T2">The sequence is that the next number in the sequence will be the sum of the two numbers preceding it.</text:span></text:p>
      <text:p text:style-name="P5"><text:span text:style-name="T2"/></text:p>
      <text:p text:style-name="P2">Code</text:p>
      <text:p text:style-name="P13"><text:span text:style-name="T3"/></text:p>
      <text:p text:style-name="P13"><text:span text:style-name="T3">public int fibonacci(int n){</text:span></text:p>
      <text:p text:style-name="P13"><text:span text:style-name="T3"><text:tab/>if( n == 0 || n == 1 ){</text:span></text:p>
      <text:p text:style-name="P13"><text:span text:style-name="T3"><text:tab/><text:tab/>return 1;</text:span></text:p>
      <text:p text:style-name="P13"><text:span text:style-name="T3"><text:tab/>}</text:span></text:p>
      <text:p text:style-name="P13"><text:span text:style-name="T3"><text:tab/>return fibonacci(n-1) + fibonacci(n-2);</text:span></text:p>
      <text:p text:style-name="P13"><text:span text:style-name="T3">}</text:span></text:p>
      <text:p text:style-name="P13"><text:span text:style-name="T3"/></text:p>
      <text:p text:style-name="P2"><text:span text:style-name="T3"/></text:p>
      <text:p text:style-name="P2"><text:span text:style-name="T3">Though this code works, it is very slow, running in </text:span><text:span text:style-name="T2">O(2</text:span><text:span text:style-name="T4">n</text:span><text:span text:style-name="T6">)</text:span><text:span text:style-name="T7"> time.</text:span></text:p>
      <text:p text:style-name="P2"><text:span text:style-name="T7"/></text:p>
      <text:p text:style-name="P2"><text:span text:style-name="T7">Here is the same sequence, done without recursion:</text:span></text:p>
      <text:p text:style-name="P13"><text:span text:style-name="T7"/></text:p>
      <text:p text:style-name="P13"><text:span text:style-name="T7">public int fibonacci(int n){</text:span></text:p>
      <text:p text:style-name="P13"><text:span text:style-name="T7"><text:tab/>if( n == 0 || n == 1 ){</text:span></text:p>
      <text:p text:style-name="P13"><text:span text:style-name="T7"><text:tab/><text:tab/>return 1;</text:span></text:p>
      <text:p text:style-name="P13"><text:span text:style-name="T7"><text:tab/>}</text:span></text:p>
      <text:p text:style-name="P13"><text:soft-page-break/><text:span text:style-name="T7"><text:tab/>int a = 1;</text:span></text:p>
      <text:p text:style-name="P13"><text:span text:style-name="T7"><text:tab/>int b = 1;</text:span></text:p>
      <text:p text:style-name="P13"><text:span text:style-name="T7"><text:tab/>int c = 0;</text:span></text:p>
      <text:p text:style-name="P13"><text:span text:style-name="T7"><text:tab/>for( int i = 2; i &lt;= n; i++ ){</text:span></text:p>
      <text:p text:style-name="P13"><text:span text:style-name="T7"><text:tab/><text:tab/>c = a + b;</text:span></text:p>
      <text:p text:style-name="P13"><text:span text:style-name="T7"><text:tab/><text:tab/>b = a;</text:span></text:p>
      <text:p text:style-name="P13"><text:span text:style-name="T7"><text:tab/><text:tab/>a = c;</text:span></text:p>
      <text:p text:style-name="P13"><text:span text:style-name="T7"><text:tab/>}</text:span></text:p>
      <text:p text:style-name="P13"><text:span text:style-name="T7"><text:tab/>return c;</text:span></text:p>
      <text:p text:style-name="P13"><text:span text:style-name="T7">}</text:span></text:p>
      <text:p text:style-name="P13"><text:span text:style-name="T7"/></text:p>
      <text:p text:style-name="P2"><text:span text:style-name="T7"/></text:p>
      <text:p text:style-name="P2"><text:span text:style-name="T7">In contrast to the recursive version of this algorithm, this algorithm runs in </text:span><text:span text:style-name="T6">O(N)</text:span><text:span text:style-name="T7"> time.</text:span></text:p>
      <text:p text:style-name="P2"><text:span text:style-name="T7"/></text:p>
      <text:p text:style-name="P7"><text:span text:style-name="T5">Remainders</text:span></text:p>
      <text:p text:style-name="P2"><text:span text:style-name="T7"/></text:p>
      <text:p text:style-name="P2"><text:span text:style-name="T7">There is a symbol in Java that returns remainders, this symbol is the percent </text:span><text:span text:style-name="T6">%</text:span><text:span text:style-name="T7"> symbol. <text:s/>Doing this is called </text:span><text:span text:style-name="T6">modulo.</text:span></text:p>
      <text:p text:style-name="P2"><text:span text:style-name="T7"/></text:p>
      <text:p text:style-name="P13"><text:span text:style-name="T7"/></text:p>
      <text:p text:style-name="P13"><text:span text:style-name="T7">int mod( int num, int denom ){</text:span></text:p>
      <text:p text:style-name="P13"><text:span text:style-name="T7"><text:tab/>if( num &lt; denom ){</text:span></text:p>
      <text:p text:style-name="P13"><text:span text:style-name="T7"><text:tab/><text:tab/>return num;</text:span></text:p>
      <text:p text:style-name="P13"><text:span text:style-name="T7"><text:tab/>}</text:span></text:p>
      <text:p text:style-name="P13"><text:span text:style-name="T7"><text:tab/>return mod( num - denom, denom );</text:span></text:p>
      <text:p text:style-name="P13"><text:span text:style-name="T7">}</text:span></text:p>
      <text:p text:style-name="P13"><text:span text:style-name="T7"/></text:p>
      <text:p text:style-name="P2"><text:span text:style-name="T7"/></text:p>
      <text:p text:style-name="P2"><text:span text:style-name="T7"/></text:p>
      <text:p text:style-name="P8"><text:span text:style-name="T5">Haskell</text:span></text:p>
      <text:p text:style-name="P10"><text:span text:style-name="T5"/></text:p>
      <text:p text:style-name="P11"><text:span text:style-name="T5">Haskell </text:span><text:span text:style-name="T8">is a completely functional programming language. <text:s/>There are no variable or state, and all algorithms must be done with recursion.</text:span></text:p>
      <text:p text:style-name="P11"><text:span text:style-name="T8"/></text:p>
      <text:p text:style-name="P8"><text:span text:style-name="T5">Merge Sort</text:span></text:p>
      <text:p text:style-name="P11"><text:span text:style-name="T8"/></text:p>
      <text:p text:style-name="P11"><text:span text:style-name="T5">Run-time: O(N*log</text:span><text:span text:style-name="T14">2</text:span><text:span text:style-name="T5">N)</text:span></text:p>
      <text:p text:style-name="P11"><text:span text:style-name="T5"/></text:p>
      <text:p text:style-name="P10"><text:span text:style-name="T5">Called a </text:span><text:span text:style-name="T9">“bottom up”</text:span><text:span text:style-name="T5"> sort. <text:s/>In contrast, </text:span><text:span text:style-name="T10">Quicksort</text:span><text:span text:style-name="T11"> is a </text:span><text:span text:style-name="T12">“top down”</text:span><text:span text:style-name="T11"> sort.</text:span></text:p>
      <text:p text:style-name="P10"><text:span text:style-name="T11"/></text:p>
      <text:p text:style-name="P9"><text:span text:style-name="T11">Principle of Merge Sort</text:span></text:p>
      <text:p text:style-name="P9"><text:span text:style-name="T13"/></text:p>
      <text:list xml:id="list33218801" text:style-name="L3">
        <text:list-item>
          <text:p text:style-name="P12"><text:span text:style-name="T13">Merge two lists which are already sorted.</text:span></text:p>
        </text:list-item>
      </text:list>
      <text:p text:style-name="P11"><text:span text:style-name="T13"/></text:p>
      <text:p text:style-name="P15"><text:span text:style-name="T13"/></text:p>
      <text:p text:style-name="P15"><text:span text:style-name="T13">void merge( int[] a, int[] c, int low, int mid, int high ){</text:span></text:p>
      <text:p text:style-name="P15"><text:span text:style-name="T13"><text:tab/>int listA = low;</text:span></text:p>
      <text:p text:style-name="P15"><text:span text:style-name="T13"><text:tab/>int listB = mid + 1;</text:span></text:p>
      <text:p text:style-name="P15"><text:soft-page-break/><text:span text:style-name="T13"><text:tab/>int startC = low;</text:span></text:p>
      <text:p text:style-name="P15"><text:span text:style-name="T13"><text:tab/></text:span></text:p>
      <text:p text:style-name="P15"><text:span text:style-name="T13"><text:tab/>while( listA &lt;= mid &amp;&amp; listB &lt;= high ){</text:span></text:p>
      <text:p text:style-name="P15"><text:span text:style-name="T13"><text:tab/><text:tab/>if( a[listA] &lt;= a[listB] )</text:span></text:p>
      <text:p text:style-name="P15"><text:span text:style-name="T13"><text:tab/><text:tab/><text:tab/>c[startC++] = a[listA++];</text:span></text:p>
      <text:p text:style-name="P15"><text:span text:style-name="T13"><text:tab/><text:tab/>else</text:span></text:p>
      <text:p text:style-name="P15"><text:span text:style-name="T13"><text:tab/><text:tab/><text:tab/>c[startC++] = a[listB++];</text:span></text:p>
      <text:p text:style-name="P15"><text:span text:style-name="T13"><text:tab/>}</text:span></text:p>
      <text:p text:style-name="P15"><text:span text:style-name="T13"><text:tab/>while( listA &lt;= mid )</text:span></text:p>
      <text:p text:style-name="P15"><text:span text:style-name="T13"><text:tab/><text:tab/>c[startC++] = a[listA++];</text:span></text:p>
      <text:p text:style-name="P15"><text:span text:style-name="T13"><text:tab/>while( listB &lt;= high )</text:span></text:p>
      <text:p text:style-name="P15"><text:span text:style-name="T13"><text:tab/><text:tab/>c[startC++] = a[listB++];</text:span></text:p>
      <text:p text:style-name="P15"><text:span text:style-name="T13"><text:tab/>//copy values from c back into a</text:span></text:p>
      <text:p text:style-name="P15"><text:span text:style-name="T13"><text:tab/>for( int i = low; i &lt;= high; i++ )</text:span></text:p>
      <text:p text:style-name="P15"><text:span text:style-name="T13"><text:tab/><text:tab/>a[i] = c[i];</text:span></text:p>
      <text:p text:style-name="P15"><text:span text:style-name="T13">}</text:span></text:p>
      <text:p text:style-name="P15"><text:span text:style-name="T13">void mergeSort( int[] a, int[] c, int low, int high ){</text:span></text:p>
      <text:p text:style-name="P15"><text:span text:style-name="T13"><text:tab/>int mid = 0;</text:span></text:p>
      <text:p text:style-name="P15"><text:span text:style-name="T13"><text:tab/>if( low == high )</text:span></text:p>
      <text:p text:style-name="P15"><text:span text:style-name="T13"><text:tab/><text:tab/>return;</text:span></text:p>
      <text:p text:style-name="P15"><text:span text:style-name="T13"><text:tab/>mid = (low + high) / 2;</text:span></text:p>
      <text:p text:style-name="P15"><text:span text:style-name="T13"><text:tab/>mergeSort( a, c, low, mid );</text:span></text:p>
      <text:p text:style-name="P15"><text:span text:style-name="T13"><text:tab/>mergeSort( a, c, mid+1, high );</text:span></text:p>
      <text:p text:style-name="P15"><text:span text:style-name="T13"><text:tab/>merge( a, c, low, mid, high);</text:span></text:p>
      <text:p text:style-name="P15"><text:span text:style-name="T13">}</text:span></text:p>
      <text:p text:style-name="P15"><text:span text:style-name="T13"/></text:p>
      <text:p text:style-name="P17"><text:span text:style-name="T13"/></text:p>
      <text:p text:style-name="P19"><text:span text:style-name="T11">Quicksort</text:span></text:p>
      <text:p text:style-name="P17"><text:span text:style-name="T13"/></text:p>
      <text:p text:style-name="P17"><text:span text:style-name="T11">Run-time: O(N*log</text:span><text:span text:style-name="T16">2</text:span><text:span text:style-name="T11">N)</text:span></text:p>
      <text:p text:style-name="P18"><text:span text:style-name="T11"/></text:p>
      <text:p text:style-name="P18"><text:span text:style-name="T11">Quicksort is a </text:span><text:span text:style-name="T12">“top down”</text:span><text:span text:style-name="T11"> sort.</text:span></text:p>
      <text:p text:style-name="P18"><text:span text:style-name="T11"/></text:p>
      <text:p text:style-name="P1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Stitt</meta:initial-creator>
    <meta:creation-date>2010-07-28T11:27:03.92</meta:creation-date>
    <meta:document-statistic meta:table-count="0" meta:image-count="0" meta:object-count="0" meta:page-count="4" meta:paragraph-count="117" meta:word-count="571" meta:character-count="2960"/>
    <dc:date>2010-07-28T13:58:18.85</dc:date>
    <dc:creator>John Stitt</dc:creator>
    <meta:editing-duration>PT00H14M59S</meta:editing-duration>
    <meta:editing-cycles>1</meta:editing-cycles>
    <meta:generator>OpenOffice.org/3.2$Win32 OpenOffice.org_project/320m18$Build-9502</meta:generator>
  </office:meta>
</office:document-meta>
</file>